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e_20_de_20_saisie">
      <style:text-properties style:font-name="Arial1" fo:font-size="11pt" style:font-size-asian="11pt" style:font-size-complex="11pt"/>
    </style:style>
    <style:style style:name="P16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7" style:family="paragraph" style:parent-style-name="Text_20_body">
      <style:paragraph-properties loext:contextual-spacing="false" fo:margin-top="0cm" fo:margin-bottom="0.499cm" fo:text-align="justify" style:justify-single-word="false"/>
      <style:text-properties style:font-name="Arial" fo:font-size="11pt" style:font-size-asian="11pt" style:font-size-complex="11pt"/>
    </style:style>
    <style:style style:name="P18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normal" fo:background-color="transparent" style:font-name-asian="Times New Roman" style:font-size-asian="11pt" style:font-weight-asian="normal" style:font-name-complex="Arial1" style:font-size-complex="11pt" style:font-weight-complex="normal"/>
    </style:style>
    <style:style style:name="P20" style:family="paragraph" style:parent-style-name="Text_20_body" style:master-page-name="First_20_Page">
      <style:paragraph-properties loext:contextual-spacing="false"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9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4"> DPAS/SIS/BADA/SUSPENSION/</text:span><text:span text:style-name="T4"><text:date style:data-style-name="N106" text:date-value="2015-04-23T11:15:31.33">2015</text:date></text:span></text:p>
              <text:p text:style-name="P6"><text:span text:style-name="T3"><text:s text:c="9"/>Matricule CAF : </text:span><text:span text:style-name="T3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4-23T11:15:31.33">23/04/2015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libtypevoie"/></text:span><text:span text:style-name="T6"> </text:span><text:span text:style-name="T6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4">Comme je vous l’indiquais dans mon courrier du <text:span text:style-name="T2"><text:user-field-get text:name="passagecommissionep_impressionconvocation"/></text:span><text:bookmark-start text:name="__DdeLink__762_1148179062"/>, votre dossier a été transmis à l'Équipe Pluridisciplinaire (EP) qui a examiné votre situation.<text:bookmark-end text:name="__DdeLink__762_1148179062"/></text:p>
        <text:p text:style-name="P4"/>
        <text:p text:style-name="P17">Après avoir pris connaissance de son avis, il a été décidé de reporter l’examen de votre dossier afin d’avoir un complément d’information auprès<text:span text:style-name="T7"> </text:span><text:span text:style-name="T8">de nos partenaires</text:span></text:p>
        <text:p text:style-name="P16">Votre dossier repassera en commission ultérieurement et vous recevrez une nouvelle convocation.</text:p>
        <text:p text:style-name="P14"/>
        <text:p text:style-name="P14">Je reste à votre entière disposition pour tout renseignement complémentaire.</text:p>
        <text:p text:style-name="P4"/>
        <text:p text:style-name="P5">Je vous prie de croire, <text:user-field-get text:name="personne_qual"/>, à l'assurance de mes salutations distinguées.</text:p>
        <text:p text:style-name="P15"/>
        <text:p text:style-name="P15"/>
        <text:p text:style-name="P15"/>
        <text:p text:style-name="P12"/>
        <text:p text:style-name="P12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3T11:15:31.28</dc:date>
    <dc:creator>linda baitech</dc:creator>
    <meta:editing-duration>PT06H02M52S</meta:editing-duration>
    <meta:editing-cycles>105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4" meta:word-count="101" meta:character-count="710"/>
  </office:meta>
</office:document-meta>
</file>